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style:min-row-height="1.6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27cm" style:rel-column-width="1319*"/>
    </style:style>
    <style:style style:name="Tabelle2.B" style:family="table-column">
      <style:table-column-properties style:column-width="5.346cm" style:rel-column-width="3031*"/>
    </style:style>
    <style:style style:name="Tabelle2.C" style:family="table-column">
      <style:table-column-properties style:column-width="3.782cm" style:rel-column-width="2144*"/>
    </style:style>
    <style:style style:name="Tabelle2.D" style:family="table-column">
      <style:table-column-properties style:column-width="5.558cm" style:rel-column-width="315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201cm" style:rel-column-width="12332*"/>
    </style:style>
    <style:style style:name="Tabelle3.B" style:family="table-column">
      <style:table-column-properties style:column-width="1.799cm" style:rel-column-width="6930*"/>
    </style:style>
    <style:style style:name="Tabelle3.C" style:family="table-column">
      <style:table-column-properties style:column-width="3.863cm" style:rel-column-width="14880*"/>
    </style:style>
    <style:style style:name="Tabelle3.D" style:family="table-column">
      <style:table-column-properties style:column-width="8.149cm" style:rel-column-width="3139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5" style:family="table">
      <style:table-properties style:width="17.039cm" fo:margin-left="0cm" fo:margin-right="-0.039cm" table:align="margins"/>
    </style:style>
    <style:style style:name="Tabelle5.A" style:family="table-column">
      <style:table-column-properties style:column-width="1.746cm" style:rel-column-width="6716*"/>
    </style:style>
    <style:style style:name="Tabelle5.B" style:family="table-column">
      <style:table-column-properties style:column-width="3.678cm" style:rel-column-width="14144*"/>
    </style:style>
    <style:style style:name="Tabelle5.C" style:family="table-column">
      <style:table-column-properties style:column-width="11.615cm" style:rel-column-width="4467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fo:font-weight="bold" style:font-weight-asian="bold" style:font-weight-complex="bold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nahmebogen „Moosvegetation – Caldern Forst“</text:p>
      <text:p text:style-name="P2">Haupt-Plot-Position</text:p>
      <text:p text:style-name="P2"/>
      <text:p text:style-name="Standard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4">Plot-ID</text:p>
          </table:table-cell>
          <table:table-cell table:style-name="Tabelle1.A1" office:value-type="string">
            <text:p text:style-name="P4">Datum</text:p>
          </table:table-cell>
          <table:table-cell table:style-name="Tabelle1.C1" office:value-type="string">
            <text:p text:style-name="P4">Aufnehmende</text:p>
          </table:table-cell>
        </table:table-row>
      </table:table>
      <text:p text:style-name="Standard"/>
      <text:p text:style-name="P1">Angaben zum Plot für Subplots innerhalb von ca 10 Meter Radius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UTM E:</text:p>
          </table:table-cell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>Hangneigung:</text:p>
          </table:table-cell>
          <table:table-cell table:style-name="Tabelle2.D1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>UTM N: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>Exposition:</text:p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>Höhe: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>Bilder:</text:p>
          </table:table-cell>
          <table:table-cell table:style-name="Tabelle2.D2" office:value-type="string">
            <text:p text:style-name="P4"/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">Bedeckungsgrad</text:p>
          </table:table-cell>
          <table:table-cell table:style-name="Tabelle3.A1" office:value-type="string">
            <text:p text:style-name="P4">%</text:p>
          </table:table-cell>
          <table:table-cell table:style-name="Tabelle3.A1" table:number-rows-spanned="5" office:value-type="string">
            <text:p text:style-name="P4">Waldtyp/Baumarten</text:p>
          </table:table-cell>
          <table:table-cell table:style-name="Tabelle3.D1" table:number-rows-spanned="5" office:value-type="string">
            <text:p text:style-name="P4">Bemerkungen</text:p>
          </table:table-cell>
        </table:table-row>
        <table:table-row>
          <table:table-cell table:style-name="Tabelle3.A2" office:value-type="string">
            <text:p text:style-name="P4">Baumschicht</text:p>
          </table:table-cell>
          <table:table-cell table:style-name="Tabelle3.A2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elle3.A2" office:value-type="string">
            <text:p text:style-name="P4">Strauchschicht</text:p>
          </table:table-cell>
          <table:table-cell table:style-name="Tabelle3.A2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elle3.A2" office:value-type="string">
            <text:p text:style-name="P4">Krautschicht</text:p>
          </table:table-cell>
          <table:table-cell table:style-name="Tabelle3.A2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elle3.A2" office:value-type="string">
            <text:p text:style-name="P4">Boden</text:p>
          </table:table-cell>
          <table:table-cell table:style-name="Tabelle3.A2" office:value-type="string">
            <text:p text:style-name="P4"/>
          </table:table-cell>
          <table:covered-table-cell/>
          <table:covered-table-cell/>
        </table:table-row>
      </table:table>
      <text:p text:style-name="Standard"/>
      <text:p text:style-name="Standard"/>
      <text:p text:style-name="P1">Subplots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5">ID</text:p>
          </table:table-cell>
          <table:table-cell table:style-name="Tabelle5.A1" office:value-type="string">
            <text:p text:style-name="P5">Typ</text:p>
          </table:table-cell>
          <table:table-cell table:style-name="Tabelle5.C1" table:number-rows-spanned="15" office:value-type="string">
            <text:p text:style-name="P5"/>
            <text:p text:style-name="P5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</table:table>
      <text:p text:style-name="P3">Subplot-Schlüssel: SL(f)=Soil, Levels nach Feuchte. DW= Deadwood. EP= Epiphytisch, Levels nach Höhe RK=Rock</text:p>
      <text:p text:style-name="P3">Stand: 31.05.19 Autor: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5-31T22:48:03.58</dc:date>
    <meta:editing-duration>PT2M34S</meta:editing-duration>
    <meta:editing-cycles>2</meta:editing-cycles>
    <meta:generator>OpenOffice/4.1.3$Win32 OpenOffice.org_project/413m1$Build-9783</meta:generator>
    <meta:document-statistic meta:table-count="4" meta:image-count="0" meta:object-count="0" meta:page-count="1" meta:paragraph-count="25" meta:word-count="56" meta:character-count="437"/>
  </office:meta>
</office:document-meta>
</file>